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42238" officeooo:paragraph-rsid="00142238"/>
    </style:style>
    <style:style style:name="P2" style:family="paragraph" style:parent-style-name="Text_20_body" style:list-style-name="L1">
      <style:text-properties officeooo:rsid="0014f5bf" officeooo:paragraph-rsid="0014f5bf"/>
    </style:style>
    <style:style style:name="P3" style:family="paragraph" style:parent-style-name="Text_20_body">
      <style:text-properties officeooo:rsid="0014f5bf" officeooo:paragraph-rsid="0014f5bf"/>
    </style:style>
    <style:style style:name="P4" style:family="paragraph" style:parent-style-name="Text_20_body">
      <style:text-properties officeooo:rsid="0016ca74" officeooo:paragraph-rsid="0016ca74"/>
    </style:style>
    <style:style style:name="P5" style:family="paragraph" style:parent-style-name="Text_20_body" style:list-style-name="L1">
      <style:text-properties officeooo:rsid="0016ca74" officeooo:paragraph-rsid="0016ca74"/>
    </style:style>
    <style:style style:name="P6" style:family="paragraph" style:parent-style-name="Text_20_body">
      <style:text-properties officeooo:rsid="001844cc" officeooo:paragraph-rsid="001844cc"/>
    </style:style>
    <style:style style:name="P7" style:family="paragraph" style:parent-style-name="Text_20_body">
      <style:text-properties officeooo:rsid="001b82e0" officeooo:paragraph-rsid="001b82e0"/>
    </style:style>
    <style:style style:name="P8" style:family="paragraph" style:parent-style-name="Text_20_body">
      <style:text-properties officeooo:rsid="001b82e0" officeooo:paragraph-rsid="001bb7e9"/>
    </style:style>
    <style:style style:name="P9" style:family="paragraph" style:parent-style-name="Text_20_body">
      <style:text-properties fo:font-weight="bold" officeooo:rsid="001b82e0" officeooo:paragraph-rsid="001b82e0" style:font-weight-asian="bold" style:font-weight-complex="bold"/>
    </style:style>
    <style:style style:name="P10" style:family="paragraph" style:parent-style-name="Text_20_body">
      <style:text-properties officeooo:rsid="001d688c" officeooo:paragraph-rsid="001d688c"/>
    </style:style>
    <style:style style:name="P11" style:family="paragraph" style:parent-style-name="Text_20_body">
      <style:text-properties officeooo:rsid="001d688c" officeooo:paragraph-rsid="001e1562"/>
    </style:style>
    <style:style style:name="P12" style:family="paragraph" style:parent-style-name="Text_20_body" style:list-style-name="L2">
      <style:text-properties officeooo:paragraph-rsid="001e1562"/>
    </style:style>
    <style:style style:name="P13" style:family="paragraph" style:parent-style-name="Text_20_body" style:list-style-name="L2">
      <style:text-properties officeooo:rsid="001e1562" officeooo:paragraph-rsid="001e1562"/>
    </style:style>
    <style:style style:name="P14" style:family="paragraph" style:parent-style-name="Text_20_body">
      <style:text-properties officeooo:rsid="001f0f1c" officeooo:paragraph-rsid="001f0f1c"/>
    </style:style>
    <style:style style:name="P15" style:family="paragraph" style:parent-style-name="Title">
      <style:text-properties officeooo:rsid="00142238" officeooo:paragraph-rsid="00142238"/>
    </style:style>
    <style:style style:name="P16" style:family="paragraph" style:parent-style-name="Heading_20_1">
      <style:text-properties officeooo:rsid="00142238" officeooo:paragraph-rsid="00142238"/>
    </style:style>
    <style:style style:name="P17" style:family="paragraph" style:parent-style-name="Heading_20_1">
      <style:text-properties officeooo:rsid="001d688c" officeooo:paragraph-rsid="001d688c"/>
    </style:style>
    <style:style style:name="P18" style:family="paragraph" style:parent-style-name="Heading_20_2">
      <style:text-properties officeooo:rsid="001844cc" officeooo:paragraph-rsid="001844cc"/>
    </style:style>
    <style:style style:name="P19" style:family="paragraph" style:parent-style-name="Heading_20_2">
      <style:text-properties officeooo:rsid="001b82e0" officeooo:paragraph-rsid="001b82e0"/>
    </style:style>
    <style:style style:name="P20" style:family="paragraph" style:parent-style-name="Heading_20_2">
      <style:text-properties officeooo:rsid="001d688c" officeooo:paragraph-rsid="001d688c"/>
    </style:style>
    <style:style style:name="P21" style:family="paragraph" style:parent-style-name="Heading_20_2">
      <style:text-properties officeooo:rsid="001f0f1c" officeooo:paragraph-rsid="001f0f1c"/>
    </style:style>
    <style:style style:name="P22" style:family="paragraph" style:parent-style-name="Heading_20_3">
      <style:text-properties officeooo:rsid="001844cc" officeooo:paragraph-rsid="001844cc"/>
    </style:style>
    <style:style style:name="P23" style:family="paragraph" style:parent-style-name="Heading_20_3">
      <style:text-properties officeooo:rsid="001d688c" officeooo:paragraph-rsid="001d688c"/>
    </style:style>
    <style:style style:name="P24"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hyphenate="false"/>
    </style:style>
    <style:style style:name="P25" style:family="paragraph">
      <loext:graphic-properties draw:fill-color="#ccffcc"/>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style:paragraph-properties fo:text-align="center"/>
    </style:style>
    <style:style style:name="P27" style:family="paragraph">
      <loext:graphic-properties draw:fill-color="#9900ff"/>
      <style:paragraph-properties fo:text-align="center"/>
    </style:style>
    <style:style style:name="P28" style:family="paragraph">
      <loext:graphic-properties draw:fill-color="#cc66ff"/>
      <style:paragraph-properties fo:text-align="center"/>
    </style:style>
    <style:style style:name="P29" style:family="paragraph">
      <loext:graphic-properties draw:fill-color="#ffffff"/>
    </style:style>
    <style:style style:name="T1" style:family="text">
      <style:text-properties officeooo:rsid="0014f5bf"/>
    </style:style>
    <style:style style:name="T2" style:family="text">
      <style:text-properties officeooo:rsid="0016ca74"/>
    </style:style>
    <style:style style:name="T3" style:family="text">
      <style:text-properties officeooo:rsid="0019ef6c"/>
    </style:style>
    <style:style style:name="T4" style:family="text">
      <style:text-properties officeooo:rsid="001b82e0"/>
    </style:style>
    <style:style style:name="T5" style:family="text">
      <style:text-properties officeooo:rsid="001bb7e9"/>
    </style:style>
    <style:style style:name="T6" style:family="text">
      <style:text-properties officeooo:rsid="001d688c"/>
    </style:style>
    <style:style style:name="T7" style:family="text">
      <style:text-properties officeooo:rsid="0020a64b"/>
    </style:style>
    <style:style style:name="T8"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draw:fill-color="#ccffcc" draw:textarea-horizontal-align="justify" draw:textarea-vertical-align="top" draw:auto-grow-height="false" fo:min-height="2.7228in" fo:min-width="6.052in" style:run-through="foreground"/>
    </style:style>
    <style:style style:name="gr3" style:family="graphic">
      <style:graphic-properties draw:textarea-horizontal-align="justify" draw:textarea-vertical-align="top" draw:auto-grow-height="false" fo:min-height="1.9264in" fo:min-width="3.9799in" style:run-through="foreground"/>
    </style:style>
    <style:style style:name="gr4" style:family="graphic">
      <style:graphic-properties draw:textarea-horizontal-align="justify" draw:textarea-vertical-align="middle" draw:auto-grow-height="false" fo:min-height="0.8264in" fo:min-width="0.772in" style:run-through="foreground"/>
    </style:style>
    <style:style style:name="gr5" style:family="graphic">
      <style:graphic-properties draw:fill-color="#9900ff" draw:textarea-horizontal-align="justify" draw:textarea-vertical-align="middle" draw:auto-grow-height="false" fo:min-height="0.4752in" fo:min-width="0.7819in" style:run-through="foreground"/>
    </style:style>
    <style:style style:name="gr6" style:family="graphic">
      <style:graphic-properties draw:textarea-horizontal-align="justify" draw:textarea-vertical-align="middle" draw:auto-grow-height="false" fo:min-height="0.4118in" fo:min-width="0.7299in" style:run-through="foreground"/>
    </style:style>
    <style:style style:name="gr7" style:family="graphic">
      <style:graphic-properties draw:fill-color="#cc66ff" draw:textarea-horizontal-align="justify" draw:textarea-vertical-align="middle" draw:auto-grow-height="false" fo:min-height="0.4717in" fo:min-width="0.7236in" style:run-through="foreground"/>
    </style:style>
    <style:style style:name="gr8" style:family="graphic">
      <style:graphic-properties draw:fill-color="#cc66ff" draw:textarea-horizontal-align="justify" draw:textarea-vertical-align="middle" draw:auto-grow-height="false" fo:min-height="0.4783in" fo:min-width="0.6689in" style:run-through="foreground"/>
    </style:style>
    <style:style style:name="gr9" style:family="graphic">
      <style:graphic-properties draw:fill-color="#ffffff" draw:textarea-horizontal-align="justify" draw:textarea-vertical-align="middle" draw:auto-grow-height="false" fo:min-height="0.2374in" fo:min-width="0.6575in" style:run-through="foreground"/>
    </style:style>
    <style:style style:name="gr10" style:family="graphic">
      <style:graphic-properties draw:fill-color="#ffffff" draw:textarea-horizontal-align="justify" draw:textarea-vertical-align="middle" draw:auto-grow-height="false" fo:min-height="0.2374in" fo:min-width="0.4508in" style:run-through="foreground"/>
    </style:style>
    <style:style style:name="gr11" style:family="graphic">
      <style:graphic-properties draw:fill-color="#ffffff" draw:textarea-horizontal-align="justify" draw:textarea-vertical-align="middle" draw:auto-grow-height="false" fo:min-height="0.2374in" fo:min-width="0.3201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Java server-side Javascript templating prototype</text:p>
      <text:h text:style-name="P16" text:outline-level="1"/>
      <text:h text:style-name="P16" text:outline-level="1">Introducction</text:h>
      <text:p text:style-name="P1">The purpopse of this prototype is to demostrate the way javascript at server-side can be combined with a traditional java web MVC pattern application.</text:p>
      <text:p text:style-name="P1">New technologies and traditional ones have been combined.</text:p>
      <text:p text:style-name="P1">Cause this is a prototype the applications has many TODOs, the main objetive of showing the concept was reached. It can be used as starting point for bigger projects.</text:p>
      <text:h text:style-name="P16" text:outline-level="1">High level design</text:h>
      <text:p text:style-name="P1">The technologies used to <text:span text:style-name="T1">achieve the objetive</text:span></text:p>
      <text:list xml:id="list843775705962446529" text:style-name="L1">
        <text:list-item>
          <text:p text:style-name="P2">Java 8</text:p>
        </text:list-item>
        <text:list-item>
          <text:p text:style-name="P5">Jetty 9</text:p>
        </text:list-item>
        <text:list-item>
          <text:p text:style-name="P2">Spring 4 MVC</text:p>
        </text:list-item>
        <text:list-item>
          <text:p text:style-name="P2">Maven</text:p>
        </text:list-item>
        <text:list-item>
          <text:p text:style-name="P2">Nashorn Javascript engine</text:p>
        </text:list-item>
        <text:list-item>
          <text:p text:style-name="P2">Eclipse IDE with Maven <text:span text:style-name="T2">and Jetty</text:span> plugin<text:span text:style-name="T2">s</text:span></text:p>
        </text:list-item>
      </text:list>
      <text:p text:style-name="P3"><draw:g text:anchor-type="paragraph" draw:z-index="0" draw:style-name="gr1"><draw:custom-shape draw:name="Shape2" draw:style-name="gr2" draw:text-style-name="P25" svg:width="6.0524in" svg:height="2.7232in" svg:x="-0.1335in" svg:y="0.1736in"><text:p text:style-name="P24"><text:span text:style-name="T8">Java 8 VM</text:span></text:p><draw:enhanced-geometry svg:viewBox="0 0 21600 21600" draw:mirror-horizontal="false" draw:mirror-vertical="false" draw:type="rectangle" draw:enhanced-path="M 0 0 L 21600 0 21600 21600 0 21600 0 0 Z N"/></draw:custom-shape><draw:custom-shape draw:name="Shape1" draw:style-name="gr3" draw:text-style-name="P24" svg:width="3.9803in" svg:height="1.9268in" svg:x="0.4146in" svg:y="0.7693in"><text:p text:style-name="P24">Spring Container</text:p><draw:enhanced-geometry svg:viewBox="0 0 21600 21600" draw:mirror-horizontal="false" draw:mirror-vertical="false" draw:type="rectangle" draw:enhanced-path="M 0 0 L 21600 0 21600 21600 0 21600 0 0 Z N"/></draw:custom-shape><draw:custom-shape draw:name="Shape3" draw:style-name="gr4" draw:text-style-name="P26" svg:width="0.8559in" svg:height="0.9098in" svg:x="4.7122in" svg:y="0.9453in"><text:p text:style-name="P26">Nashorn </text:p><text:p text:style-name="P26">engine</text:p><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4" draw:style-name="gr5" draw:text-style-name="P27" svg:width="0.8335in" svg:height="0.5268in" svg:x="0.8965in" svg:y="1.2634in"><text:p text:style-name="P26">Controller</text:p><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5" draw:style-name="gr6" svg:width="0.8661in" svg:height="0.548in" svg:x="2.3118in" svg:y="2.0417in"><text:p>Template </text:p><text:p text:style-name="P26">file</text:p><draw:enhanced-geometry svg:viewBox="0 0 21600 21600" draw:path-stretchpoint-x="11000" draw:path-stretchpoint-y="10800" draw:text-areas="?f0 ?f0 ?f3 ?f12" draw:mirror-horizontal="false" draw:mirror-vertical="false"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left $0" draw:handle-range-y-minimum="0" draw:handle-range-y-maximum="5400"/></draw:enhanced-geometry></draw:custom-shape><draw:custom-shape draw:name="Shape6" draw:style-name="gr7" draw:text-style-name="P28" svg:width="0.724in" svg:height="0.4717in" svg:x="3.5067in" svg:y="1.2409in"><text:p text:style-name="P26">Nashorn </text:p><text:p text:style-name="P26">mediator</text:p><draw:enhanced-geometry svg:viewBox="0 0 21600 21600" draw:mirror-horizontal="false" draw:mirror-vertical="false" draw:type="rectangle" draw:enhanced-path="M 0 0 L 21600 0 21600 21600 0 21600 0 0 Z N"/></draw:custom-shape><draw:custom-shape draw:name="Shape7" draw:style-name="gr8" draw:text-style-name="P28" svg:width="0.6689in" svg:height="0.4787in" svg:x="2.3874in" svg:y="1.2409in"><text:p text:style-name="P26">Template</text:p><text:p text:style-name="P26">Parser</text:p><draw:enhanced-geometry svg:viewBox="0 0 21600 21600" draw:mirror-horizontal="false" draw:mirror-vertical="false" draw:type="rectangle" draw:enhanced-path="M 0 0 L 21600 0 21600 21600 0 21600 0 0 Z N"/></draw:custom-shape><draw:custom-shape draw:name="Shape8" draw:style-name="gr9" draw:text-style-name="P29" svg:width="0.6579in" svg:height="0.2378in" svg:x="1.7299in" svg:y="1.2634in"><text:p/><draw:enhanced-geometry svg:viewBox="0 0 21600 21600" draw:text-areas="0 ?f0 ?f5 ?f2" draw:mirror-horizontal="false" draw:mirror-vertical="false" draw:type="right-arrow" draw:modifiers="16793.6675461741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8" draw:style-name="gr10" draw:text-style-name="P29" svg:width="0.4512in" svg:height="0.2378in" svg:x="3.0563in" svg:y="1.2409in"><text:p/><draw:enhanced-geometry svg:viewBox="0 0 21600 21600" draw:text-areas="0 ?f0 ?f5 ?f2" draw:mirror-horizontal="false" draw:mirror-vertical="false" draw:type="right-arrow" draw:modifiers="16793.6675461741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8" draw:style-name="gr10" draw:text-style-name="P29" svg:width="0.4512in" svg:height="0.2378in" svg:x="4.2618in" svg:y="1.3291in"><text:p/><draw:enhanced-geometry svg:viewBox="0 0 21600 21600" draw:text-areas="0 ?f0 ?f5 ?f2" draw:mirror-horizontal="false" draw:mirror-vertical="false" draw:type="right-arrow" draw:modifiers="16793.6675461741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8" draw:style-name="gr11" draw:text-style-name="P29" svg:width="0.3205in" svg:height="0.2378in" draw:transform="rotate (-1.58824961931484) translate (2.86766185476815in 1.72152777777778in)"><text:p/><draw:enhanced-geometry svg:viewBox="0 0 21600 21600" draw:text-areas="0 ?f0 ?f5 ?f2" draw:mirror-horizontal="false" draw:mirror-vertical="false" draw:type="right-arrow" draw:modifiers="16793.6675461741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3"/>
      <text:p text:style-name="P3"/>
      <text:p text:style-name="P3"/>
      <text:p text:style-name="P3"/>
      <text:p text:style-name="P3"/>
      <text:p text:style-name="P3"/>
      <text:p text:style-name="P3"/>
      <text:p text:style-name="P3"/>
      <text:p text:style-name="P3"><text:soft-page-break/></text:p>
      <text:p text:style-name="P4">The application runs in the Spring container as usual.</text:p>
      <text:p text:style-name="P4">The template parser classs will get the template files and parse then, replacing dinamically the tags.</text:p>
      <text:p text:style-name="P4">When jascript requires to be executed or the variable tags have to be replaced, the template parser uses the Nashorn mediator. The mediator maintains a javascript contexts and makes the calls to the Nashorn javascript interpreter build-in the Java JDK 1.8.</text:p>
      <text:h text:style-name="P18" text:outline-level="2">Detailed Design</text:h>
      <text:h text:style-name="Heading_20_2" text:outline-level="2">Package com.demo</text:h>
      <text:h text:style-name="Heading_20_3" text:outline-level="3">class DefaultController</text:h>
      <text:p text:style-name="P6">Is the default controller for this prototype application.</text:p>
      <text:p text:style-name="P6">Maps for <text:s/>/ and /template/main paths. It expects a parameter ‘id=x’, in case it’s not provided an id=1 is assumed.</text:p>
      <text:p text:style-name="P6">The controller instances the TemplateParser class and provides the context path for templates and resources. <text:span text:style-name="T4">Each http request attended by the controlloer will create a new instance an instance of the parser.</text:span></text:p>
      <text:h text:style-name="Heading_20_3" text:outline-level="3">TemplateParser</text:h>
      <text:p text:style-name="P7">This class takes care of rendering process of <text:s/>the JS templating contains a privete instance of the Nashorn mediator <text:s/>in order to preserve the request javascript context.</text:p>
      <text:p text:style-name="P9">render(template,bindings)</text:p>
      <text:p text:style-name="P7">this method contains the main rendering logic. Accepts a ‘template’ parameter with the name of the template file (without .tpl) <text:s/>and a hash map with the variable bindings.</text:p>
      <text:h text:style-name="P22" text:outline-level="3"><text:span text:style-name="T3">Class </text:span>NashornMed</text:h>
      <text:p text:style-name="P6">This class mediates between the Spring MVC application and the javascript engine Nashorn. <text:span text:style-name="T3">It maintains a private javascript context for storing variables. Each instance of NashornMed will manage its own context and its life span is the instance life span. This makes sure there’s no overlapping between instances.</text:span></text:p>
      <text:h text:style-name="P19" text:outline-level="2"><text:span text:style-name="T6">Application </text:span>File system</text:h>
      <text:p text:style-name="P7">webapp/resources/templating – here you place the template files, the name format is name.tpl</text:p>
      <text:p text:style-name="P8">webapp/resources/<text:span text:style-name="T5">core – contains CSS resources</text:span></text:p>
      <text:h text:style-name="P20" text:outline-level="2">Logs</text:h>
      <text:p text:style-name="P10">The application logs with SLF4J and it’s currently configured to log in the server console.</text:p>
      <text:h text:style-name="P17" text:outline-level="1"><text:soft-page-break/>Release notes</text:h>
      <text:h text:style-name="P23" text:outline-level="3">Run the application</text:h>
      <text:p text:style-name="P11">Prerequisites: </text:p>
      <text:list xml:id="list1898232029049399262" text:style-name="L2">
        <text:list-item>
          <text:p text:style-name="P12"><text:span text:style-name="T6">Maven 2 correctly configured in the test node, make sure the Maven repositories are reachable so Maven can download the dependencies and build the application.</text:span></text:p>
        </text:list-item>
        <text:list-item>
          <text:p text:style-name="P13">Java JDK 1.8, the version used for this development is 1.8.0_101, any 1.8 release should work as well.</text:p>
        </text:list-item>
        <text:list-item>
          <text:p text:style-name="P13">In case you run it from Eclipse, be sure you are using Eclipse Kepler or newer.</text:p>
        </text:list-item>
      </text:list>
      <text:p text:style-name="P10">Run the Maven goal jett:run</text:p>
      <text:p text:style-name="P10">Jetty is configured to hear at port 8080, the web application root is /demoapp</text:p>
      <text:p text:style-name="P10">Test the application : type in your web browser <text:a xlink:type="simple" xlink:href="http://localhost:8080/demoapp/template/main?id=3" text:style-name="Internet_20_link" text:visited-style-name="Visited_20_Internet_20_Link">http://localhost:8080/demoapp/template/main?id=3</text:a></text:p>
      <text:h text:style-name="P21" text:outline-level="2">TODOs</text:h>
      <text:p text:style-name="P14">The application was written to demostrate the javascript at server-side concept. There are many ways of enhancing the application.</text:p>
      <text:p text:style-name="P14">Java 1.8 gives full support to server-side javascript and also Spring MVC 4 does, permitting to configure a javascript templating engine configuring it the Web MVC adapter class, that feature was not utilized in this prototype due to time issues. Also there exist many server-side javascript already in the market like Mustache.JS, none of those facilities were employed in this prototype, the idea was to build the templating engine from scratch.</text:p>
      <text:p text:style-name="P14">The technology for parsing the html templates is home made, no DOM parsers where used in order to get full flexibility and allow bad<text:span text:style-name="T7">ly</text:span>-formed <text:span text:style-name="T7">XML. Howeve In a future enhancement of this application a DOM parser should be employed because the variety of tags that should supported may increase and that will certainly be difficult to manage without that fea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2T10:57:30.031801499</meta:creation-date>
    <dc:date>2016-09-22T12:12:13.214367999</dc:date>
    <meta:editing-duration>PT54M7S</meta:editing-duration>
    <meta:editing-cycles>9</meta:editing-cycles>
    <meta:generator>LibreOffice/5.1.4.2$Linux_X86_64 LibreOffice_project/10m0$Build-2</meta:generator>
    <meta:document-statistic meta:table-count="0" meta:image-count="0" meta:object-count="0" meta:page-count="3" meta:paragraph-count="46" meta:word-count="623" meta:character-count="3941" meta:non-whitespace-character-count="3366"/>
  </office:meta>
</office:document-meta>
</file>